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Shop Freq</text:p>
          </table:table-cell>
          <table:table-cell table:style-name="ce1" office:value-type="string" calcext:value-type="string">
            <text:p>Shop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3.82398" calcext:value-type="float">
            <text:p>-3.82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float" office:value="1.6" calcext:value-type="float">
            <text:p>1.6</text:p>
          </table:table-cell>
          <table:table-cell office:value-type="float" office:value="109.32" calcext:value-type="float">
            <text:p>10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-0.0299" calcext:value-type="float">
            <text:p>-0.02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4.92" calcext:value-type="float">
            <text:p>4.92</text:p>
          </table:table-cell>
          <table:table-cell office:value-type="float" office:value="11.28" calcext:value-type="float">
            <text:p>1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 B</text:p>
          </table:table-cell>
          <table:table-cell office:value-type="float" office:value="-0.09089" calcext:value-type="float">
            <text:p>-0.090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float" office:value="1.21" calcext:value-type="float">
            <text:p>1.21</text:p>
          </table:table-cell>
          <table:table-cell office:value-type="float" office:value="161.19" calcext:value-type="float">
            <text:p>16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 C</text:p>
          </table:table-cell>
          <table:table-cell office:value-type="float" office:value="-0.19558" calcext:value-type="float">
            <text:p>-0.195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0.72" calcext:value-type="float">
            <text:p>0.72</text:p>
          </table:table-cell>
          <table:table-cell office:value-type="float" office:value="170.65" calcext:value-type="float">
            <text:p>17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 Value</text:p>
          </table:table-cell>
          <table:table-cell office:value-type="float" office:value="0.02999" calcext:value-type="float">
            <text:p>0.02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1.08" calcext:value-type="float">
            <text:p>1.08</text:p>
          </table:table-cell>
          <table:table-cell office:value-type="float" office:value="165.39" calcext:value-type="float">
            <text:p>165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 Freq</text:p>
          </table:table-cell>
          <table:table-cell office:value-type="float" office:value="0.74572" calcext:value-type="float">
            <text:p>0.74572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1" office:value-type="string" calcext:value-type="string">
            <text:p>Logistic Regression Results</text:p>
          </table:table-cell>
          <table:table-cell table:style-name="ce1" office:value-type="string" calcext:value-type="string">
            <text:p>Logit</text:p>
          </table:table-cell>
          <table:table-cell table:style-name="ce1" office:value-type="string" calcext:value-type="string">
            <text:p>Probability</text:p>
          </table:table-cell>
          <table:table-cell table:number-columns-repeated="7"/>
        </table:table-row>
        <table:table-row table:style-name="ro1">
          <table:table-cell/>
          <table:table-cell table:formula="of:=[.B2]+[.B3]*[.E2]+[.B4]+[.B6]*[.H2]+[.B7]*[.G2]" office:value-type="float" office:value="-1.1176112" calcext:value-type="float">
            <text:p>-1.1176112</text:p>
          </table:table-cell>
          <table:table-cell table:formula="of:=1 / (1 + EXP(-[.B16]))" office:value-type="float" office:value="0.246454650214898" calcext:value-type="float">
            <text:p>0.246454650214898</text:p>
          </table:table-cell>
          <table:table-cell table:number-columns-repeated="7"/>
        </table:table-row>
        <table:table-row table:style-name="ro1">
          <table:table-cell/>
          <table:table-cell table:formula="of:=[.B2]+[.B3]*[.E3]+[.B5]+[.B6]*[.H3]+[.B7]*[.G3]" office:value-type="float" office:value="-0.6402304" calcext:value-type="float">
            <text:p>-0.6402304</text:p>
          </table:table-cell>
          <table:table-cell table:formula="of:=1 / (1 + EXP(-[.B17]))" office:value-type="float" office:value="0.345194459016022" calcext:value-type="float">
            <text:p>0.345194459016022</text:p>
          </table:table-cell>
          <table:table-cell table:number-columns-repeated="7"/>
        </table:table-row>
        <table:table-row table:style-name="ro1">
          <table:table-cell/>
          <table:table-cell table:formula="of:=[.B2]+[.B3]*[.E4]+[.B4]+[.B6]*[.H4]+[.B7]*[.G4]" office:value-type="float" office:value="0.386339299999999" calcext:value-type="float">
            <text:p>0.386339299999999</text:p>
          </table:table-cell>
          <table:table-cell table:formula="of:=1 / (1 + EXP(-[.B18]))" office:value-type="float" office:value="0.595401150568945" calcext:value-type="float">
            <text:p>0.595401150568945</text:p>
          </table:table-cell>
          <table:table-cell table:number-columns-repeated="7"/>
        </table:table-row>
        <table:table-row table:style-name="ro1">
          <table:table-cell/>
          <table:table-cell table:formula="of:=[.B2]+[.B3]*[.E5]+[.B5]+[.B6]*[.H5]+[.B7]*[.G5]" office:value-type="float" office:value="0.528851900000001" calcext:value-type="float">
            <text:p>0.528851900000001</text:p>
          </table:table-cell>
          <table:table-cell table:formula="of:=1 / (1 + EXP(-[.B19]))" office:value-type="float" office:value="0.629215296085984" calcext:value-type="float">
            <text:p>0.629215296085984</text:p>
          </table:table-cell>
          <table:table-cell table:number-columns-repeated="7"/>
        </table:table-row>
        <table:table-row table:style-name="ro1">
          <table:table-cell/>
          <table:table-cell table:formula="of:=[.B2]+[.B3]*[.E6]+[.C5]+[.B6]*[.H6]+[.B7]*[.G6]" office:value-type="float" office:value="0.9846437" calcext:value-type="float">
            <text:p>0.9846437</text:p>
          </table:table-cell>
          <table:table-cell table:formula="of:=1 / (1 + EXP(-[.B20]))" office:value-type="float" office:value="0.728028655553592" calcext:value-type="float">
            <text:p>0.728028655553592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Shop Freq</text:p>
          </table:table-cell>
          <table:table-cell table:style-name="ce1" office:value-type="string" calcext:value-type="string">
            <text:p>Shop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6679" calcext:value-type="float">
            <text:p>0.6679</text:p>
          </table:table-cell>
          <table:table-cell/>
          <table:table-cell office:value-type="float" office:value="1" calcext:value-type="float">
            <text:p>1</text:p>
          </table:table-cell>
          <table:table-cell table:formula="of:=-1/9" office:value-type="float" office:value="-0.111111111111111" calcext:value-type="float">
            <text:p>-0.111111111111111</text:p>
          </table:table-cell>
          <table:table-cell office:value-type="string" calcext:value-type="string">
            <text:p>a</text:p>
          </table:table-cell>
          <table:table-cell table:formula="of:=-9/26" office:value-type="float" office:value="-0.346153846153846" calcext:value-type="float">
            <text:p>-0.346153846153846</text:p>
          </table:table-cell>
          <table:table-cell office:value-type="float" office:value="0.4212" calcext:value-type="float">
            <text:p>0.4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-0.5795" calcext:value-type="float">
            <text:p>-0.5795</text:p>
          </table:table-cell>
          <table:table-cell/>
          <table:table-cell office:value-type="float" office:value="2" calcext:value-type="float">
            <text:p>2</text:p>
          </table:table-cell>
          <table:table-cell table:formula="of:=31/45" office:value-type="float" office:value="0.688888888888889" calcext:value-type="float">
            <text:p>0.688888888888889</text:p>
          </table:table-cell>
          <table:table-cell office:value-type="string" calcext:value-type="string">
            <text:p>b</text:p>
          </table:table-cell>
          <table:table-cell table:formula="of:=-6/13" office:value-type="float" office:value="-0.461538461538462" calcext:value-type="float">
            <text:p>-0.461538461538462</text:p>
          </table:table-cell>
          <table:table-cell office:value-type="float" office:value="-0.07559" calcext:value-type="float">
            <text:p>-0.07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 B</text:p>
          </table:table-cell>
          <table:table-cell office:value-type="float" office:value="-0.1981" calcext:value-type="float">
            <text:p>-0.19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-0.9549" calcext:value-type="float">
            <text:p>-0.9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 C</text:p>
          </table:table-cell>
          <table:table-cell office:value-type="float" office:value="-0.2318" calcext:value-type="float">
            <text:p>-0.23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347" calcext:value-type="float">
            <text:p>-0.347</text:p>
          </table:table-cell>
          <table:table-cell office:value-type="string" calcext:value-type="string">
            <text:p>b</text:p>
          </table:table-cell>
          <table:table-cell table:formula="of:=-147/260" office:value-type="float" office:value="-0.565384615384615" calcext:value-type="float">
            <text:p>-0.565384615384615</text:p>
          </table:table-cell>
          <table:table-cell office:value-type="float" office:value="0.7689" calcext:value-type="float">
            <text:p>0.7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 Value</text:p>
          </table:table-cell>
          <table:table-cell office:value-type="float" office:value="3.4091" calcext:value-type="float">
            <text:p>3.4091</text:p>
          </table:table-cell>
          <table:table-cell/>
          <table:table-cell office:value-type="float" office:value="5" calcext:value-type="float">
            <text:p>5</text:p>
          </table:table-cell>
          <table:table-cell table:formula="of:=43/45" office:value-type="float" office:value="0.955555555555556" calcext:value-type="float">
            <text:p>0.955555555555556</text:p>
          </table:table-cell>
          <table:table-cell office:value-type="string" calcext:value-type="string">
            <text:p>a</text:p>
          </table:table-cell>
          <table:table-cell office:value-type="float" office:value="-0.75" calcext:value-type="float">
            <text:p>-0.75</text:p>
          </table:table-cell>
          <table:table-cell office:value-type="float" office:value="-0.06513" calcext:value-type="float">
            <text:p>-0.06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 Freq</text:p>
          </table:table-cell>
          <table:table-cell office:value-type="float" office:value="2.0499" calcext:value-type="float">
            <text:p>2.0499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Logistic Regression Results</text:p>
          </table:table-cell>
          <table:table-cell table:style-name="ce1" office:value-type="string" calcext:value-type="string">
            <text:p>Logit</text:p>
          </table:table-cell>
          <table:table-cell table:style-name="ce1" office:value-type="string" calcext:value-type="string">
            <text:p>Probability</text:p>
          </table:table-cell>
          <table:table-cell table:number-columns-repeated="7"/>
        </table:table-row>
        <table:table-row table:style-name="ro1">
          <table:table-cell/>
          <table:table-cell table:formula="of:=[.B28]+[.B29]*[.E28]+[.B25]+[.B32]*[.H28]+[.B33]*[.G28]" office:value-type="float" office:value="1.45862103965812" calcext:value-type="float">
            <text:p>1.45862103965812</text:p>
          </table:table-cell>
          <table:table-cell table:formula="of:=1 / (1 + EXP(-[.B37]))" office:value-type="float" office:value="0.811321675787594" calcext:value-type="float">
            <text:p>0.811321675787594</text:p>
          </table:table-cell>
          <table:table-cell table:number-columns-repeated="7"/>
        </table:table-row>
        <table:table-row table:style-name="ro1">
          <table:table-cell/>
          <table:table-cell table:formula="of:=[.B28]+[.B29]*[.E29]+[.B30]+[.B32]*[.H29]+[.B33]*[.G29]" office:value-type="float" office:value="-1.1332126724188" calcext:value-type="float">
            <text:p>-1.1332126724188</text:p>
          </table:table-cell>
          <table:table-cell table:formula="of:=1 / (1 + EXP(-[.B38]))" office:value-type="float" office:value="0.243568701009274" calcext:value-type="float">
            <text:p>0.243568701009274</text:p>
          </table:table-cell>
          <table:table-cell table:number-columns-repeated="7"/>
        </table:table-row>
        <table:table-row table:style-name="ro1">
          <table:table-cell/>
          <table:table-cell table:formula="of:=[.B28]+[.B29]*[.E30]+[.B31]+[.B32]*[.H30]+[.B33]*[.G30]" office:value-type="float" office:value="-0.18984959" calcext:value-type="float">
            <text:p>-0.18984959</text:p>
          </table:table-cell>
          <table:table-cell table:formula="of:=1 / (1 + EXP(-[.B39]))" office:value-type="float" office:value="0.45267964729116" calcext:value-type="float">
            <text:p>0.45267964729116</text:p>
          </table:table-cell>
          <table:table-cell table:number-columns-repeated="7"/>
        </table:table-row>
        <table:table-row table:style-name="ro1">
          <table:table-cell/>
          <table:table-cell table:formula="of:=[.B28]+[.B29]*[.E31]+[.B30]+[.B32]*[.H31]+[.B33]*[.G31]" office:value-type="float" office:value="2.13316156692308" calcext:value-type="float">
            <text:p>2.13316156692308</text:p>
          </table:table-cell>
          <table:table-cell table:formula="of:=1 / (1 + EXP(-[.B40]))" office:value-type="float" office:value="0.894084773068419" calcext:value-type="float">
            <text:p>0.894084773068419</text:p>
          </table:table-cell>
          <table:table-cell table:number-columns-repeated="7"/>
        </table:table-row>
        <table:table-row table:style-name="ro1">
          <table:table-cell/>
          <table:table-cell table:formula="of:=[.B28]+[.B29]*[.E32]+[.C31]+[.B32]*[.H32]+[.B33]*[.G32]" office:value-type="float" office:value="-1.64530412744444" calcext:value-type="float">
            <text:p>-1.64530412744444</text:p>
          </table:table-cell>
          <table:table-cell table:formula="of:=1 / (1 + EXP(-[.B41]))" office:value-type="float" office:value="0.161744620595486" calcext:value-type="float">
            <text:p>0.161744620595486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-0</text:p>
          </table:table-cell>
          <table:table-cell office:value-type="string" calcext:value-type="string">
            <text:p>GL-1</text:p>
          </table:table-cell>
          <table:table-cell office:value-type="string" calcext:value-type="string">
            <text:p>GL-2</text:p>
          </table:table-cell>
          <table:table-cell office:value-type="string" calcext:value-type="string">
            <text:p>GL-3</text:p>
          </table:table-cell>
          <table:table-cell office:value-type="string" calcext:value-type="string">
            <text:p>GL-4</text:p>
          </table:table-cell>
          <table:table-cell office:value-type="string" calcext:value-type="string">
            <text:p>GL-5</text:p>
          </table:table-cell>
          <table:table-cell office:value-type="string" calcext:value-type="string">
            <text:p>GL-6</text:p>
          </table:table-cell>
          <table:table-cell office:value-type="string" calcext:value-type="string">
            <text:p>GL-7</text:p>
          </table:table-cell>
          <table:table-cell office:value-type="string" calcext:value-type="string">
            <text:p>DIG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309" calcext:value-type="float">
            <text:p>0.309</text:p>
          </table:table-cell>
          <table:table-cell/>
          <table:table-cell office:value-type="string" calcext:value-type="string">
            <text:p>Logit</text:p>
          </table:table-cell>
          <table:table-cell office:value-type="string" calcext:value-type="string">
            <text:p>Probabi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-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71]+[.B72]*[.B56]+[.B73]*[.C56]+[.B74]*[.D56]+[.B75]*[.E56]+[.B76]*[.F56]+[.B77]*[.G56]+[.B78]*[.H56]+[.B79]*[.I56]" office:value-type="float" office:value="-1.804" calcext:value-type="float">
            <text:p>-1.804</text:p>
          </table:table-cell>
          <table:table-cell table:formula="of:=1 / (1 + EXP(-[.D72]))" office:value-type="float" office:value="0.141364844744557" calcext:value-type="float">
            <text:p>0.141364844744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-1</text:p>
          </table:table-cell>
          <table:table-cell office:value-type="float" office:value="-0.152" calcext:value-type="float">
            <text:p>-0.152</text:p>
          </table:table-cell>
          <table:table-cell/>
          <table:table-cell table:formula="of:=[.B71]+[.B72]*[.B59]+[.B73]*[.C59]+[.B74]*[.D59]+[.B75]*[.E59]+[.B76]*[.F59]+[.B77]*[.G59]+[.B78]*[.H59]+[.B79]*[.I59]" office:value-type="float" office:value="-6.316" calcext:value-type="float">
            <text:p>-6.316</text:p>
          </table:table-cell>
          <table:table-cell table:formula="of:=1 / (1 + EXP(-[.D73]))" office:value-type="float" office:value="0.00180389777127656" calcext:value-type="float">
            <text:p>0.00180389777127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-2</text:p>
          </table:table-cell>
          <table:table-cell office:value-type="float" office:value="-0.163" calcext:value-type="float">
            <text:p>-0.163</text:p>
          </table:table-cell>
          <table:table-cell/>
          <table:table-cell table:formula="of:=[.B71]+[.B72]*[.B61]+[.B73]*[.C61]+[.B74]*[.D61]+[.B75]*[.E61]+[.B76]*[.F61]+[.B77]*[.G61]+[.B78]*[.H61]+[.B79]*[.I61]" office:value-type="float" office:value="-6.677" calcext:value-type="float">
            <text:p>-6.677</text:p>
          </table:table-cell>
          <table:table-cell table:formula="of:=1 / (1 + EXP(-[.D74]))" office:value-type="float" office:value="0.00125796649023181" calcext:value-type="float">
            <text:p>0.00125796649023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-3</text:p>
          </table:table-cell>
          <table:table-cell office:value-type="float" office:value="0.191" calcext:value-type="float">
            <text:p>0.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-4</text:p>
          </table:table-cell>
          <table:table-cell office:value-type="float" office:value="-0.631" calcext:value-type="float">
            <text:p>-0.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-5</text:p>
          </table:table-cell>
          <table:table-cell office:value-type="float" office:value="-0.716" calcext:value-type="float">
            <text:p>-0.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-6</text:p>
          </table:table-cell>
          <table:table-cell office:value-type="float" office:value="-0.478" calcext:value-type="float">
            <text:p>-0.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-7</text:p>
          </table:table-cell>
          <table:table-cell office:value-type="float" office:value="-0.171" calcext:value-type="float">
            <text:p>-0.17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10:01:46.779920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6:35:01.565881717</meta:creation-date>
    <dc:date>2026-02-15T13:11:36.485630958</dc:date>
    <meta:editing-duration>P3DT2H59M45S</meta:editing-duration>
    <meta:editing-cycles>3</meta:editing-cycles>
    <meta:generator>LibreOffice/25.8.4.2$Linux_X86_64 LibreOffice_project/0366609b1de41a39e1896ae41e33c673f2a73802</meta:generator>
    <meta:document-statistic meta:table-count="1" meta:cell-count="250" meta:object-count="0"/>
  </office:meta>
</office:document-meta>
</file>